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50000020D42FA4B73D28870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" fo:font-size="90pt" officeooo:rsid="00006449" officeooo:paragraph-rsid="00006449" style:font-size-asian="90pt" style:font-size-complex="90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40pt" officeooo:rsid="00006449" officeooo:paragraph-rsid="00006449" style:font-size-asian="140pt" style:font-size-complex="1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-1.085cm" svg:y="2.337cm" svg:width="27.7cm" svg:height="12.067cm" draw:z-index="0"><draw:image xlink:href="Pictures/10000201000004B50000020D42FA4B73D28870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35:07.778630700</meta:creation-date>
    <dc:date>2018-08-28T14:49:33.808972634</dc:date>
    <meta:editing-duration>PT2M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